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Urdu Typesetting" svg:font-family="'Urdu Typesetting'" style:font-family-generic="script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2a97" officeooo:paragraph-rsid="00142a9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2a97" officeooo:paragraph-rsid="00142a97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rsid="00142a97" officeooo:paragraph-rsid="00142a97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officeooo:rsid="00142a97" officeooo:paragraph-rsid="00142a9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0pt" officeooo:rsid="001e3db3" officeooo:paragraph-rsid="00455dbc" style:font-size-asian="10pt" style:font-size-complex="10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pt" officeooo:rsid="001e3db3" officeooo:paragraph-rsid="003e3313" style:font-size-asian="10pt" style:font-size-complex="10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alibri1" fo:font-size="10pt" officeooo:paragraph-rsid="0015f323" style:font-size-asian="10pt" style:font-size-complex="10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2pt" officeooo:paragraph-rsid="0053c9cb" style:font-size-asian="12pt" style:font-size-complex="12pt"/>
    </style:style>
    <style:style style:name="P9" style:family="paragraph" style:parent-style-name="Standard">
      <style:paragraph-properties fo:text-align="end" style:justify-single-word="false" style:writing-mode="lr-tb"/>
      <style:text-properties style:font-name="Urdu Typesetting" fo:font-size="12pt" officeooo:rsid="00142a97" officeooo:paragraph-rsid="00569b1a" style:font-size-asian="12pt" style:font-name-complex="Urdu Typesetting" style:font-size-complex="12pt"/>
    </style:style>
    <style:style style:name="P10" style:family="paragraph" style:parent-style-name="Standard">
      <style:paragraph-properties fo:text-align="end" style:justify-single-word="false" style:writing-mode="lr-tb"/>
      <style:text-properties style:font-name="Urdu Typesetting" fo:font-size="12pt" style:text-underline-style="none" fo:font-weight="normal" officeooo:rsid="00569b1a" officeooo:paragraph-rsid="00569b1a" style:font-size-asian="12pt" style:font-weight-asian="normal" style:font-name-complex="Urdu Typesetting" style:font-size-complex="12pt" style:font-weight-complex="normal"/>
    </style:style>
    <style:style style:name="P11" style:family="paragraph" style:parent-style-name="Standard">
      <style:paragraph-properties fo:text-align="end" style:justify-single-word="false" style:writing-mode="lr-tb"/>
      <style:text-properties style:font-name="Urdu Typesetting" fo:font-size="12pt" style:text-underline-style="none" fo:font-weight="normal" officeooo:rsid="00569b1a" officeooo:paragraph-rsid="0065f491" style:font-size-asian="12pt" style:font-weight-asian="normal" style:font-name-complex="Urdu Typesetting" style:font-size-complex="12pt" style:font-weight-complex="normal"/>
    </style:style>
    <style:style style:name="P12" style:family="paragraph" style:parent-style-name="Standard">
      <style:paragraph-properties fo:text-align="end" style:justify-single-word="false" style:writing-mode="lr-tb"/>
      <style:text-properties style:font-name="Urdu Typesetting" fo:font-size="12pt" style:text-underline-style="none" fo:font-weight="normal" officeooo:rsid="004ab2b5" officeooo:paragraph-rsid="0065f491" style:font-size-asian="12pt" style:font-weight-asian="normal" style:font-name-complex="Urdu Typesetting" style:font-size-complex="12pt" style:font-weight-complex="normal"/>
    </style:style>
    <style:style style:name="P13" style:family="paragraph" style:parent-style-name="Standard">
      <style:paragraph-properties fo:text-align="end" style:justify-single-word="false" style:writing-mode="lr-tb"/>
      <style:text-properties style:font-name="Urdu Typesetting" fo:font-size="12pt" officeooo:paragraph-rsid="00569b1a" style:font-size-asian="12pt" style:font-name-complex="Urdu Typesetting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60bcaa" style:font-weight-asian="normal" style:font-weight-complex="normal"/>
    </style:style>
    <style:style style:name="T6" style:family="text">
      <style:text-properties style:text-underline-style="none" fo:font-weight="normal" officeooo:rsid="004b8af6" style:font-weight-asian="normal" style:font-weight-complex="normal"/>
    </style:style>
    <style:style style:name="T7" style:family="text">
      <style:text-properties style:text-underline-style="none" fo:font-weight="normal" officeooo:rsid="006ab2b0" style:font-weight-asian="normal" style:font-weight-complex="normal"/>
    </style:style>
    <style:style style:name="T8" style:family="text">
      <style:text-properties style:text-underline-style="none" fo:font-weight="normal" officeooo:rsid="004ab2b5" style:font-weight-asian="normal" style:font-weight-complex="normal"/>
    </style:style>
    <style:style style:name="T9" style:family="text">
      <style:text-properties style:font-name="Calibri1" fo:language="ur" fo:country="IN" style:font-name-complex="Urdu Typesetting" style:language-complex="ur" style:country-complex="IN"/>
    </style:style>
    <style:style style:name="T10" style:family="text">
      <style:text-properties style:font-name="Calibri1" fo:language="ur" fo:country="IN" officeooo:rsid="004456d1" style:font-name-complex="Urdu Typesetting" style:language-complex="ur" style:country-complex="PK"/>
    </style:style>
    <style:style style:name="T11" style:family="text">
      <style:text-properties style:font-name="Calibri1" style:font-name-complex="Urdu Typesetting" style:language-complex="ur" style:country-complex="IN"/>
    </style:style>
    <style:style style:name="T12" style:family="text">
      <style:text-properties style:font-name="Calibri1" officeooo:rsid="0024f9b1" style:font-name-complex="Urdu Typesetting" style:language-complex="ur" style:country-complex="PK"/>
    </style:style>
    <style:style style:name="T13" style:family="text">
      <style:text-properties style:font-name="Calibri1" fo:language="ur" fo:country="IN" style:font-name-complex="Urdu Typesetting" style:language-complex="ur" style:country-complex="PK"/>
    </style:style>
    <style:style style:name="T14" style:family="text">
      <style:text-properties fo:language="ur" fo:country="IN" style:font-name-complex="Urdu Typesetting" style:language-complex="ur" style:country-complex="IN"/>
    </style:style>
    <style:style style:name="T15" style:family="text">
      <style:text-properties fo:language="ur" fo:country="IN" officeooo:rsid="0024f9b1" style:font-name-complex="Urdu Typesetting" style:language-complex="ur" style:country-complex="PK"/>
    </style:style>
    <style:style style:name="T16" style:family="text">
      <style:text-properties fo:language="ur" fo:country="IN" style:font-name-complex="Urdu Typesetting"/>
    </style:style>
    <style:style style:name="T17" style:family="text">
      <style:text-properties fo:language="ur" fo:country="IN" officeooo:rsid="004456d1" style:font-name-complex="Urdu Typesetting"/>
    </style:style>
    <style:style style:name="T18" style:family="text">
      <style:text-properties fo:language="ur" fo:country="IN" style:text-underline-style="solid" style:text-underline-width="auto" style:text-underline-color="font-color" fo:font-weight="bold" style:font-weight-asian="bold" style:font-name-complex="Urdu Typesetting" style:font-weight-complex="bold"/>
    </style:style>
    <style:style style:name="T19" style:family="text">
      <style:text-properties fo:language="ur" fo:country="IN" officeooo:rsid="00461e81" style:font-name-complex="Urdu Typesetting" style:language-complex="ur" style:country-complex="PK"/>
    </style:style>
    <style:style style:name="T20" style:family="text">
      <style:text-properties fo:language="ur" fo:country="IN" style:font-name-complex="Urdu Typesetting" style:language-complex="ur" style:country-complex="PK"/>
    </style:style>
    <style:style style:name="T21" style:family="text">
      <style:text-properties fo:language="ur" fo:country="IN" officeooo:rsid="0024c32e" style:font-name-complex="Urdu Typesetting" style:language-complex="ur" style:country-complex="PK"/>
    </style:style>
    <style:style style:name="T22" style:family="text">
      <style:text-properties fo:language="ur" fo:country="IN" officeooo:rsid="0025a022" style:font-name-complex="Urdu Typesetting" style:language-complex="ur" style:country-complex="PK"/>
    </style:style>
    <style:style style:name="T23" style:family="text">
      <style:text-properties fo:language="ur" fo:country="IN" officeooo:rsid="00287c6d" style:font-name-complex="Urdu Typesetting" style:language-complex="ur" style:country-complex="PK"/>
    </style:style>
    <style:style style:name="T24" style:family="text">
      <style:text-properties style:text-underline-style="none" fo:font-weight="normal" officeooo:rsid="00569b1a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ft of Public Notice to be published</text:p>
      <text:p text:style-name="P2"/>
      <text:p text:style-name="P3"><text:span text:style-name="T1"><text:user-defined style:data-style-name="N0" text:name="Lost1">954</text:user-defined></text:span><text:span text:style-name="T1"><text:user-defined style:data-style-name="N0" text:name="Lost2"/></text:span><text:s/>shares (<text:span text:style-name="T2">detail as mentioned below</text:span>) of <text:span text:style-name="T1">M/s. </text:span><text:span text:style-name="T1"><text:user-defined style:data-style-name="N0" text:name="Company">Sui Northern Gas Pipelines Limited</text:user-defined></text:span><text:s/>standing in the name of <text:span text:style-name="T1">Late Muhammad Ayub Khan</text:span> (Folio # <text:span text:style-name="T1"><text:user-defined style:data-style-name="N0" text:name="Folio1">125005252</text:user-defined></text:span><text:span text:style-name="T1">, </text:span><text:span text:style-name="T1"><text:user-defined style:data-style-name="N0" text:name="Folio2"/></text:span>) have been lost. If no claim / objection is lodged within <text:span text:style-name="T3">7</text:span><text:span text:style-name="T4"> days with CDC Share Registrar Service Limited, CDC House, 99 - B, Block B, S. M. C. H. S., Shara-e-Faisal, Karachi duplicate share certificate will be issued to his legal </text:span><text:span text:style-name="T5">heirs</text:span><text:span text:style-name="T4"> and no claim will be entertained thereafter details are given below: </text:span></text:p>
      <text:p text:style-name="P4"/>
      <text:p text:style-name="P3"><text:span text:style-name="T6">Folio #: </text:span><text:span text:style-name="T4"><text:user-defined style:data-style-name="N0" text:name="Folio1">125005252</text:user-defined></text:span><text:span text:style-name="T4">, </text:span><text:span text:style-name="T7">Name of Deceased Shareholder Late Muhammad Ayub Khan, </text:span><text:span text:style-name="T8">Scrips: </text:span><text:span text:style-name="T8"><text:user-defined style:data-style-name="N0" text:name="Folio1ScripFromTo">10314, 12322 - 12324, 51884, 302463, 307598, 312428 - 312430</text:user-defined></text:span><text:span text:style-name="T8">, Distinctive Nrs: </text:span><text:span text:style-name="T8"><text:user-defined style:data-style-name="N0" text:name="Folio1DistFromTo">7996443 - 7996542, 8207100 - 8207399, 10032511 - 10032564, 87879101 - 87879200, 88392601 - 88392700, 88875601 - 88875900</text:user-defined></text:span><text:span text:style-name="T8">, Nr. Of Shares </text:span><text:span text:style-name="T7">each scrip</text:span><text:span text:style-name="T8">: </text:span><text:span text:style-name="T7">100 + 300 + 54 + 100 + 100 +300 totaling to </text:span><text:span text:style-name="T8"><text:user-defined style:data-style-name="N0" text:name="Folio1NrOfShares">954</text:user-defined></text:span><text:span text:style-name="T8">.</text:span></text:p>
      <text:p text:style-name="P5"/>
      <text:p text:style-name="P6"/>
      <text:p text:style-name="P7"><text:span text:style-name="T4"/></text:p>
      <text:p text:style-name="P7"><text:span text:style-name="T4"/></text:p>
      <text:p text:style-name="P8"><text:span text:style-name="T9"><text:user-defined style:data-style-name="N0" text:name="Lost1">954</text:user-defined></text:span><text:span text:style-name="T10"><text:user-defined style:data-style-name="N0" text:name="Lost2"/></text:span><text:span text:style-name="T9"><text:s/></text:span><text:span text:style-name="T11">شیئرز </text:span><text:span text:style-name="T9">(</text:span><text:span text:style-name="T11">تفصیل جیسا کہ ذیل میں </text:span><text:span text:style-name="T12">ہیں</text:span><text:span text:style-name="T9">) </text:span><text:span text:style-name="T13"><text:user-defined style:data-style-name="N0" text:name="Company">Sui Northern Gas Pipelines Limited</text:user-defined></text:span><text:span text:style-name="T14"><text:s/>کے</text:span><text:span text:style-name="T15">،</text:span><text:span text:style-name="T14"> مرحوم محمد ایوب خان کے نام </text:span><text:span text:style-name="T16">(</text:span><text:span text:style-name="T14">فولیو </text:span><text:span text:style-name="T16"># </text:span><text:span text:style-name="T16"><text:user-defined style:data-style-name="N0" text:name="Folio1">125005252</text:user-defined></text:span><text:span text:style-name="T17">، </text:span><text:span text:style-name="T17"><text:user-defined style:data-style-name="N0" text:name="Folio2"/></text:span><text:span text:style-name="T16">) </text:span><text:span text:style-name="T14">کھو گئے ہیں</text:span><text:span text:style-name="T16">. </text:span><text:span text:style-name="T14">اگر </text:span><text:span text:style-name="T18">7</text:span><text:span text:style-name="T16"> </text:span><text:span text:style-name="T14">دنوں کے اندر کوئی دعوی</text:span><text:span text:style-name="T19">ٰ</text:span><text:span text:style-name="T14"> </text:span><text:span text:style-name="T16">/ </text:span><text:span text:style-name="T14">اعتراض سی ڈی سی شیئر رجسٹرار سروس لمیٹڈ</text:span><text:span text:style-name="T20"> </text:span><text:span text:style-name="T14">، سی ڈی سی ہاؤس، </text:span><text:span text:style-name="T16">99 - </text:span><text:span text:style-name="T14">بی، بلاک بی، ایس ایم سی ایچ ایس، شارع فیصل، کراچی </text:span><text:span text:style-name="T21">کے ساتھ</text:span><text:span text:style-name="T20"> </text:span><text:span text:style-name="T14">درج نہیں کیا جاتا اس کے قانونی جانشین کو ڈپلیکیٹ شیئر سرٹیفکیٹ جاری </text:span><text:span text:style-name="T20">ک</text:span><text:span text:style-name="T22">ی</text:span><text:span text:style-name="T23">ے</text:span><text:span text:style-name="T14"> جائ</text:span><text:span text:style-name="T23">یں ںگے</text:span><text:span text:style-name="T14">، اور اس کے بعد کوئی دعویٰ قبول نہیں کیا جائے گا تفصیلات ذیل میں دی گئی ہیں</text:span><text:span text:style-name="T16">:</text:span></text:p>
      <text:p text:style-name="P9"><text:span text:style-name="T4"><text:user-defined style:data-style-name="N0" text:name="Folio1">125005252</text:user-defined></text:span><text:span text:style-name="T4">: </text:span><text:span text:style-name="T24">فولیو نمبر</text:span></text:p>
      <text:p text:style-name="P9"><text:span text:style-name="T8"><text:user-defined style:data-style-name="N0" text:name="Folio1ScripFromTo">10314, 12322 - 12324, 51884, 302463, 307598, 312428 - 312430</text:user-defined></text:span><text:span text:style-name="T8"><text:s/></text:span><text:span text:style-name="T24">:سکرِپ نمبر</text:span></text:p>
      <text:p text:style-name="P10"/>
      <text:p text:style-name="P11">ڈسٹِنکٹِو نمبر</text:p>
      <text:p text:style-name="P12"><text:user-defined style:data-style-name="N0" text:name="Folio1DistFromTo">7996443 - 7996542, 8207100 - 8207399, 10032511 - 10032564, 87879101 - 87879200, 88392601 - 88392700, 88875601 - 88875900</text:user-defined>: </text:p>
      <text:p text:style-name="P11"/>
      <text:p text:style-name="P13"><text:span text:style-name="T8"><text:user-defined style:data-style-name="N0" text:name="Folio1NrOfShares">954</text:user-defined></text:span><text:span text:style-name="T8"><text:s/></text:span><text:span text:style-name="T24">:شئرز کی تعد</text:span><text:span text:style-name="T7">اد</text:span><text:span text:style-name="T24">: <text:s/></text:span><text:span text:style-name="T7">100 + 300 + 54 + 100 + 100 + 300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Urdu Typesetting" svg:font-family="'Urdu Typesetting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true" style:font-name-asian="NSimSun" style:font-size-asian="10.5pt" style:language-asian="zh" style:country-asian="CN" style:font-name-complex="Tahoma1" style:font-size-complex="12pt" style:language-complex="ur" style:country-complex="PK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en" fo:country="US" style:letter-kerning="true" style:font-name-asian="NSimSun" style:font-size-asian="10.5pt" style:language-asian="zh" style:country-asian="CN" style:font-name-complex="Tahoma1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2pt"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6T21:07:44.714000000</meta:creation-date>
    <dc:date>2025-09-05T07:52:00.127126400</dc:date>
    <meta:editing-duration>PT2H31M8S</meta:editing-duration>
    <meta:editing-cycles>78</meta:editing-cycles>
    <meta:generator>LibreOffice/25.8.0.4$Windows_X86_64 LibreOffice_project/48f00303701489684e67c38c28aff00cd5929e67</meta:generator>
    <meta:document-statistic meta:table-count="0" meta:image-count="0" meta:object-count="0" meta:page-count="1" meta:paragraph-count="9" meta:word-count="293" meta:character-count="1578" meta:non-whitespace-character-count="1290"/>
    <meta:user-defined meta:name="Company">Sui Northern Gas Pipelines Limited</meta:user-defined>
    <meta:user-defined meta:name="Folio1">125005252</meta:user-defined>
    <meta:user-defined meta:name="Folio1DistFromTo">7996443 - 7996542, 8207100 - 8207399, 10032511 - 10032564, 87879101 - 87879200, 88392601 - 88392700, 88875601 - 88875900</meta:user-defined>
    <meta:user-defined meta:name="Folio1NrOfShares">954</meta:user-defined>
    <meta:user-defined meta:name="Folio1ScripFromTo" meta:value-type="string">10314, 12322 - 12324, 51884, 302463, 307598, 312428 - 312430</meta:user-defined>
    <meta:user-defined meta:name="Folio2" meta:value-type="string"/>
    <meta:user-defined meta:name="Folio2DistFromTo" meta:value-type="string"/>
    <meta:user-defined meta:name="Folio2NrOfShares" meta:value-type="string"/>
    <meta:user-defined meta:name="Folio2ScripFromTo" meta:value-type="string"/>
    <meta:user-defined meta:name="Folio3" meta:value-type="string"/>
    <meta:user-defined meta:name="Lost1" meta:value-type="string">954</meta:user-defined>
    <meta:user-defined meta:name="Lost2" meta:value-type="string"/>
    <meta:user-defined meta:name="Lost3" meta:value-type="string"/>
    <meta:user-defined meta:name="NrShares1" meta:value-type="string">6,832</meta:user-defined>
    <meta:user-defined meta:name="NrShares2" meta:value-type="string"/>
    <meta:user-defined meta:name="NrShares3" meta:value-type="string"/>
  </office:meta>
</office:document-meta>
</file>